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50f72" officeooo:paragraph-rsid="00150f72"/>
    </style:style>
    <style:style style:name="P2" style:family="paragraph" style:parent-style-name="Standard">
      <style:text-properties style:font-name="FreeMono" officeooo:rsid="0016f746" officeooo:paragraph-rsid="0016f746"/>
    </style:style>
    <style:style style:name="P3" style:family="paragraph" style:parent-style-name="Standard">
      <style:text-properties style:font-name="FreeMono" officeooo:rsid="001798ee" officeooo:paragraph-rsid="001798ee"/>
    </style:style>
    <style:style style:name="T1" style:family="text">
      <style:text-properties officeooo:rsid="00179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GS200</text:p>
      <text:p text:style-name="P1">Homework 16</text:p>
      <text:p text:style-name="P1"/>
      <text:p text:style-name="P2">1a.<text:tab/>This chapter spent a lot more time discussing epidemiology than I expected. The track of how cattle were brought to have mad cow disease is interesting.</text:p>
      <text:p text:style-name="P2"/>
      <text:p text:style-name="P2">1b.<text:tab/>The interaction between developing nations that have samples of diseases, and nations or organizations which wish to use those samples for research was surprising.</text:p>
      <text:p text:style-name="P2"/>
      <text:p text:style-name="P2">1c.<text:tab/>The presence of biological weapon research in the Soviet Union is something I haven't heard of before. <text:span text:style-name="T1">I think it's interesting how the threat of epidemics through disease or biological weapons are balanced here.</text:span></text:p>
      <text:p text:style-name="P2"/>
      <text:p text:style-name="P3">2a.<text:tab/>It's hard to tell in this chapter. I feel like the argument is very biased; as my grandfather says “No one remembers what it was like [before modern medicine], how bad simple things like dentistry could be.” I think that the lessons learned from the events portrayed here go back into the global community and provide the necessary caution to improve practices such as livestock raising.</text:p>
      <text:p text:style-name="P3"/>
      <text:p text:style-name="P3">2b.<text:tab/>Hopefully the global discourse with epidemics will play a larger role in the future. The addressing of a disease for all people should be expressed as a concern, rather than that of only wealthy countries.</text:p>
      <text:p text:style-name="P3"/>
      <text:p text:style-name="P3">3.<text:tab/>What organizations, other than the WHO, work on international epidemiology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3:38:32.118839080</meta:creation-date>
    <dc:date>2016-11-15T13:49:37.076522890</dc:date>
    <meta:editing-duration>PT11M6S</meta:editing-duration>
    <meta:editing-cycles>3</meta:editing-cycles>
    <meta:generator>LibreOffice/5.2.3.3$Linux_X86_64 LibreOffice_project/20m0$Build-3</meta:generator>
    <meta:document-statistic meta:table-count="0" meta:image-count="0" meta:object-count="0" meta:page-count="1" meta:paragraph-count="9" meta:word-count="206" meta:character-count="1249" meta:non-whitespace-character-count="1052"/>
  </office:meta>
</office:document-meta>
</file>